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0d2b2b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0d2b2b" officeooo:paragraph-rsid="0017ef7e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17ef7e" officeooo:paragraph-rsid="0019006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1c94cd" officeooo:paragraph-rsid="001e9206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4pt" fo:language="ca" fo:country="ES" fo:font-weight="bold" officeooo:paragraph-rsid="0017ef7e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000000" style:font-name="Arial1" fo:font-size="11pt" fo:language="ca" fo:country="ES" fo:font-weight="normal" officeooo:rsid="000d2b2b" officeooo:paragraph-rsid="001c94c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3" style:family="paragraph" style:parent-style-name="Text_20_body">
      <style:paragraph-properties fo:margin-left="1.249cm" fo:margin-right="0cm" fo:text-indent="0cm" style:auto-text-indent="false"/>
      <style:text-properties fo:color="#000000" style:font-name="Arial1" fo:font-size="11pt" fo:language="ca" fo:country="ES" fo:font-weight="normal" officeooo:rsid="0019006a" officeooo:paragraph-rsid="0019006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color="#000000" style:font-name="Courier 10 Pitch" fo:font-size="11pt" fo:language="ca" fo:country="ES" fo:font-weight="normal" officeooo:rsid="001754a4" officeooo:paragraph-rsid="001c94c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Text_20_body">
      <style:paragraph-properties fo:margin-left="1.27cm" fo:margin-right="0cm" fo:text-indent="0cm" style:auto-text-indent="false"/>
      <style:text-properties fo:color="#000000" style:font-name="Arial1" fo:font-size="11pt" fo:language="ca" fo:country="ES" fo:font-weight="normal" officeooo:rsid="0019006a" officeooo:paragraph-rsid="001c94c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6" style:family="paragraph" style:parent-style-name="Standard" style:list-style-name="L1">
      <style:text-properties style:font-name="Arial" fo:language="ca" fo:country="ES" fo:font-weight="normal" style:font-weight-asian="normal" style:font-weight-complex="normal"/>
    </style:style>
    <style:style style:name="P17" style:family="paragraph" style:parent-style-name="Standard" style:list-style-name="L1">
      <style:text-properties style:font-name="Arial" fo:language="ca" fo:country="ES" fo:font-weight="normal" officeooo:paragraph-rsid="0012e37b" style:font-weight-asian="normal" style:font-weight-complex="normal"/>
    </style:style>
    <style:style style:name="P18" style:family="paragraph" style:parent-style-name="Standard" style:list-style-name="L1">
      <style:text-properties style:font-name="Arial" fo:language="ca" fo:country="ES" fo:font-weight="normal" officeooo:rsid="00239e31" officeooo:paragraph-rsid="002855fb" style:font-weight-asian="normal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0d2b2b" style:font-size-asian="14pt" style:font-name-complex="Arial" style:font-size-complex="14pt"/>
    </style:style>
    <style:style style:name="P20" style:family="paragraph" style:parent-style-name="Text_20_body" style:list-style-name="L2">
      <style:text-properties officeooo:paragraph-rsid="002c6c79"/>
    </style:style>
    <style:style style:name="P21" style:family="paragraph" style:parent-style-name="Text_20_body" style:list-style-name="L2">
      <style:text-properties fo:color="#000000" style:font-name="Arial1" fo:font-size="11pt" fo:language="ca" fo:country="ES" fo:font-weight="normal" officeooo:rsid="000d2b2b" officeooo:paragraph-rsid="002ad33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2" style:family="paragraph" style:parent-style-name="Text_20_body" style:list-style-name="L2">
      <style:text-properties fo:color="#000000" style:font-name="Arial1" fo:font-size="11pt" fo:language="ca" fo:country="ES" fo:font-weight="normal" officeooo:rsid="00158f71" officeooo:paragraph-rsid="001c94c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3" style:family="paragraph" style:parent-style-name="Text_20_body" style:list-style-name="L2">
      <style:text-properties style:font-name="Arial1" fo:font-size="11pt" fo:language="ca" fo:country="ES" fo:font-weight="normal" officeooo:rsid="000d2b2b" officeooo:paragraph-rsid="002ad330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1" fo:font-size="14pt" fo:language="ca" fo:country="ES" fo:font-weight="bold" officeooo:paragraph-rsid="0017ef7e" style:font-size-asian="14pt" style:font-weight-asian="bold" style:font-size-complex="14pt" style:font-weight-complex="bold"/>
    </style:style>
    <style:style style:name="T1" style:family="text">
      <style:text-properties officeooo:rsid="000d2b2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e37b" style:font-weight-asian="bold" style:font-weight-complex="bold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officeooo:rsid="000d3337"/>
    </style:style>
    <style:style style:name="T8" style:family="text">
      <style:text-properties style:font-name="Courier 10 Pitch" officeooo:rsid="002625d5"/>
    </style:style>
    <style:style style:name="T9" style:family="text">
      <style:text-properties style:font-name="Courier 10 Pitch" officeooo:rsid="0024871d"/>
    </style:style>
    <style:style style:name="T10" style:family="text">
      <style:text-properties style:font-name="Courier 10 Pitch" officeooo:rsid="0017ef7e"/>
    </style:style>
    <style:style style:name="T11" style:family="text">
      <style:text-properties style:font-name="Courier 10 Pitch" officeooo:rsid="002855fb"/>
    </style:style>
    <style:style style:name="T12" style:family="text">
      <style:text-properties officeooo:rsid="000d3337"/>
    </style:style>
    <style:style style:name="T13" style:family="text">
      <style:text-properties officeooo:rsid="000d5bfb"/>
    </style:style>
    <style:style style:name="T14" style:family="text">
      <style:text-properties officeooo:rsid="000f409d"/>
    </style:style>
    <style:style style:name="T15" style:family="text">
      <style:text-properties officeooo:rsid="00100a9e"/>
    </style:style>
    <style:style style:name="T16" style:family="text">
      <style:text-properties officeooo:rsid="00114600"/>
    </style:style>
    <style:style style:name="T17" style:family="text">
      <style:text-properties officeooo:rsid="0012e37b"/>
    </style:style>
    <style:style style:name="T18" style:family="text">
      <style:text-properties officeooo:rsid="00158f71"/>
    </style:style>
    <style:style style:name="T19" style:family="text">
      <style:text-properties officeooo:rsid="0017ef7e"/>
    </style:style>
    <style:style style:name="T20" style:family="text">
      <style:text-properties fo:color="#000000" style:font-name-asian="Times New Roman" style:font-name-complex="Arial" style:language-complex="ar" style:country-complex="SA"/>
    </style:style>
    <style:style style:name="T21" style:family="text">
      <style:text-properties fo:color="#000000" officeooo:rsid="0017ef7e" style:font-name-asian="Times New Roman" style:font-name-complex="Arial" style:language-complex="ar" style:country-complex="SA"/>
    </style:style>
    <style:style style:name="T22" style:family="text">
      <style:text-properties fo:color="#000000" officeooo:rsid="001f803a" style:font-name-asian="Times New Roman" style:font-name-complex="Arial" style:language-complex="ar" style:country-complex="SA"/>
    </style:style>
    <style:style style:name="T23" style:family="text">
      <style:text-properties fo:color="#000000" officeooo:rsid="0024871d" style:font-name-asian="Times New Roman" style:font-name-complex="Arial" style:language-complex="ar" style:country-complex="SA"/>
    </style:style>
    <style:style style:name="T24" style:family="text">
      <style:text-properties fo:color="#000000" officeooo:rsid="002697a9" style:font-name-asian="Times New Roman" style:font-name-complex="Arial" style:language-complex="ar" style:country-complex="SA"/>
    </style:style>
    <style:style style:name="T25" style:family="text">
      <style:text-properties fo:color="#000000" officeooo:rsid="00239e31" style:font-name-asian="Times New Roman" style:font-name-complex="Arial" style:language-complex="ar" style:country-complex="SA"/>
    </style:style>
    <style:style style:name="T26" style:family="text">
      <style:text-properties fo:color="#000000" officeooo:rsid="0027c448" style:font-name-asian="Times New Roman" style:font-name-complex="Arial" style:language-complex="ar" style:country-complex="SA"/>
    </style:style>
    <style:style style:name="T27" style:family="text">
      <style:text-properties fo:color="#000000" style:font-name="Arial1" fo:font-size="11pt" fo:language="ca" fo:country="ES" fo:font-weight="normal" officeooo:rsid="0017743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8" style:family="text">
      <style:text-properties fo:color="#000000" style:font-name="Arial1" fo:font-size="11pt" fo:language="ca" fo:country="ES" fo:font-weight="normal" officeooo:rsid="000d5bf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9" style:family="text">
      <style:text-properties fo:color="#000000" style:font-name="Arial1" fo:font-size="11pt" fo:language="ca" fo:country="ES" fo:font-weight="normal" officeooo:rsid="001b2408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0" style:family="text">
      <style:text-properties fo:color="#000000" style:font-name="Arial1" fo:font-size="11pt" fo:language="ca" fo:country="ES" fo:font-weight="normal" officeooo:rsid="001f5f7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1" style:family="text">
      <style:text-properties fo:color="#000000" style:font-name="Arial1" fo:font-size="11pt" fo:language="ca" fo:country="ES" fo:font-weight="normal" officeooo:rsid="0020ca7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2" style:family="text">
      <style:text-properties fo:color="#000000" style:font-name="Arial1" fo:font-size="11pt" fo:language="ca" fo:country="ES" fo:font-weight="normal" officeooo:rsid="00222fc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3" style:family="text">
      <style:text-properties fo:color="#000000" style:font-name="Arial1" fo:font-size="11pt" fo:language="ca" fo:country="ES" fo:font-weight="normal" officeooo:rsid="002697a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4" style:family="text">
      <style:text-properties fo:color="#000000" style:font-name="Arial1" fo:font-size="11pt" fo:language="ca" fo:country="ES" fo:font-weight="normal" officeooo:rsid="002c4db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5" style:family="text">
      <style:text-properties fo:color="#000000" style:font-name="Arial1" fo:font-size="11pt" fo:language="ca" fo:country="ES" fo:font-weight="normal" officeooo:rsid="002baff4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36" style:family="text">
      <style:text-properties fo:color="#000000" style:font-name="Arial1" fo:font-size="11pt" fo:language="ca" fo:country="ES" fo:font-weight="bold" officeooo:rsid="0017743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37" style:family="text">
      <style:text-properties fo:color="#000000" style:font-name="Arial1" fo:font-size="11pt" fo:language="ca" fo:country="ES" fo:font-weight="bold" officeooo:rsid="002baff4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38" style:family="text">
      <style:text-properties fo:color="#000000" style:font-name="Courier 10 Pitch" style:font-name-asian="Times New Roman" style:font-name-complex="Arial" style:language-complex="ar" style:country-complex="SA"/>
    </style:style>
    <style:style style:name="T39" style:family="text">
      <style:text-properties fo:color="#000000" style:font-name="Courier 10 Pitch" officeooo:rsid="0017ef7e" style:font-name-asian="Times New Roman" style:font-name-complex="Arial" style:language-complex="ar" style:country-complex="SA"/>
    </style:style>
    <style:style style:name="T40" style:family="text">
      <style:text-properties fo:color="#000000" style:font-name="Courier 10 Pitch" officeooo:rsid="0024871d" style:font-name-asian="Times New Roman" style:font-name-complex="Arial" style:language-complex="ar" style:country-complex="SA"/>
    </style:style>
    <style:style style:name="T41" style:family="text">
      <style:text-properties officeooo:rsid="001b2408"/>
    </style:style>
    <style:style style:name="T42" style:family="text">
      <style:text-properties officeooo:rsid="001c94cd"/>
    </style:style>
    <style:style style:name="T43" style:family="text">
      <style:text-properties officeooo:rsid="001f803a"/>
    </style:style>
    <style:style style:name="T44" style:family="text">
      <style:text-properties officeooo:rsid="00222fc1"/>
    </style:style>
    <style:style style:name="T45" style:family="text">
      <style:text-properties officeooo:rsid="0024871d"/>
    </style:style>
    <style:style style:name="T46" style:family="text">
      <style:text-properties officeooo:rsid="002625d5"/>
    </style:style>
    <style:style style:name="T47" style:family="text">
      <style:text-properties officeooo:rsid="002855fb"/>
    </style:style>
    <style:style style:name="T48" style:family="text">
      <style:text-properties officeooo:rsid="002a0f96"/>
    </style:style>
    <style:style style:name="T49" style:family="text">
      <style:text-properties officeooo:rsid="002697a9"/>
    </style:style>
    <style:style style:name="T50" style:family="text">
      <style:text-properties officeooo:rsid="002e1d9b"/>
    </style:style>
    <style:style style:name="T51" style:family="text">
      <style:text-properties officeooo:rsid="002ff6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51">Prova nivell de fonaments de programació orientada objectes.</text:span></text:p>
      <text:p text:style-name="P3"/>
      <text:p text:style-name="P11">Enunciat</text:p>
      <text:p text:style-name="P8">Es demana fer <text:span text:style-name="T4">un únic lliurament que inclogui tots els apartats</text:span>. <text:s/><text:span text:style-name="T12">Les respostes a les diferents qüestions han d’anar en forma de comentari al mateix codi.</text:span></text:p>
      <text:p text:style-name="P10">Hauràs d<text:span text:style-name="T12">’</text:span>anar desenvolupant diferents classes, i fent proves a la classe <text:span text:style-name="T6">ferProves</text:span>. <text:s/>Per cada apartat fet, hauràs d’afegir un bloc de proves a la classe ferProves.</text:p>
      <text:p text:style-name="P9"/>
      <text:p text:style-name="P9"/>
      <text:p text:style-name="P9"/>
      <text:p text:style-name="P9"/>
      <text:list xml:id="list3390382157" text:style-name="L2">
        <text:list-item>
          <text:p text:style-name="P21"><text:span text:style-name="T49">(1 punt). </text:span>Fes una classe ferProves amb un mètode main, per tal de fer les proves de tot l'examen. <text:s/><text:span text:style-name="T13">Cada punt dels que segueixen ha de tenir aquí un bloc d’instruccions (separat per un comentari). <text:s/>Cada prova ha d’estar comentada (què es vol provar). <text:s/>En aquest apartat</text:span> es puntuarà la exhaustivitat de les <text:span text:style-name="T42">proves</text:span>.</text:p>
        </text:list-item>
      </text:list>
      <text:p text:style-name="P12"/>
      <text:list xml:id="list175156563846701" text:continue-numbering="true" text:style-name="L2">
        <text:list-header>
          <text:p text:style-name="P22">Seguiu <text:span text:style-name="T44">u</text:span>n esquema com aquest: </text:p>
        </text:list-header>
      </text:list>
      <text:p text:style-name="P14">public class ferProves {</text:p>
      <text:p text:style-name="P14"><text:tab/>public static void main(String[] args) {</text:p>
      <text:p text:style-name="P14"><text:tab/><text:tab/>// Proves apartat <text:span text:style-name="T42">2</text:span></text:p>
      <text:p text:style-name="P14"><text:tab/><text:tab/>...</text:p>
      <text:p text:style-name="P14"><text:tab/><text:tab/>// Proves apartat <text:span text:style-name="T42">3</text:span></text:p>
      <text:p text:style-name="P14"><text:tab/><text:tab/>...</text:p>
      <text:p text:style-name="P14"><text:tab/><text:tab/>// Proves apartat <text:span text:style-name="T42">4</text:span></text:p>
      <text:p text:style-name="P14"><text:tab/><text:tab/>...</text:p>
      <text:p text:style-name="P14"><text:tab/><text:tab/>...</text:p>
      <text:p text:style-name="P14"><text:tab/><text:tab/>...</text:p>
      <text:p text:style-name="P14"><text:tab/>}</text:p>
      <text:p text:style-name="P14">}</text:p>
      <text:p text:style-name="P15"/>
      <text:list xml:id="list175156700768786" text:continue-numbering="true" text:style-name="L2">
        <text:list-item>
          <text:p text:style-name="P23"><text:span text:style-name="T24">(0.5 punts). </text:span><text:span text:style-name="T20">Fes una classe “</text:span><text:span text:style-name="T23">Vehicle</text:span><text:span text:style-name="T20">” amb dos propietats:</text:span><text:span text:style-name="T21"><text:line-break/></text:span><text:span text:style-name="T40">matrícula</text:span><text:span text:style-name="T38"> (string)</text:span><text:span text:style-name="T39"><text:line-break/></text:span><text:span text:style-name="T40">antiguitat</text:span><text:span text:style-name="T38"> (enter).</text:span><text:span text:style-name="T21"><text:line-break/></text:span><text:span text:style-name="T20">Fes que siguin públi</text:span><text:span text:style-name="T25">ques</text:span><text:span text:style-name="T20"> o priva</text:span><text:span text:style-name="T25">des</text:span><text:span text:style-name="T20"> segons pensis qu</text:span><text:span text:style-name="T22">è</text:span><text:span text:style-name="T20"> és millor </text:span><text:span text:style-name="T26">per tal que estiguin «encapsulades» </text:span><text:span text:style-name="T20">(justifica-ho).</text:span></text:p>
        </text:list-item>
        <text:list-item>
          <text:p text:style-name="P21"><text:soft-page-break/><text:span text:style-name="T49">(0.5 punts). </text:span>Codifica dos constructors, un que no rebi cap paràmetre (<text:span text:style-name="T45">vehicle</text:span>(){...}), i altre que rebi <text:span text:style-name="T47">la</text:span> <text:span text:style-name="T45">matricula</text:span> i la <text:span text:style-name="T45">antiguita</text:span>t (en aquest segon és obligatori fer servir this()). <text:s/>Inicialitza les propietats com consideris adequa<text:span text:style-name="T43">t</text:span>.</text:p>
        </text:list-item>
        <text:list-item>
          <text:p text:style-name="P21"><text:span text:style-name="T49">(1 punt). </text:span>Codifica els mètodes getter i setter de totes les propietats; així com el mètode <text:span text:style-name="T19"><text:line-break/></text:span><text:span text:style-name="T6">String toString()</text:span>.<text:span text:style-name="T19"><text:line-break/></text:span>T<text:span text:style-name="T44">ingue</text:span>u present que <text:span text:style-name="T45">la matrícula</text:span> ha de ser de <text:span text:style-name="T45">mínim 6 i</text:span> <text:span text:style-name="T15">màxim</text:span> <text:span text:style-name="T45">9</text:span> caràcters, i la <text:span text:style-name="T45">antiguitat</text:span> positiva.</text:p>
        </text:list-item>
        <text:list-item>
          <text:p text:style-name="P21"><text:span text:style-name="T49">(0.5 punts). </text:span>Fes una segona classe “<text:span text:style-name="T45">utilitari</text:span>” que hereti de la classe <text:span text:style-name="T45">vehicle</text:span>. <text:s/>Aquesta classe inclou una nova propietat <text:span text:style-name="T45">VelocitatMax</text:span> (de tipus float). <text:s/>Fes també el <text:span text:style-name="T16">constructor, i els </text:span>seus getters i setters (de la nova propietat), tenint en compte que <text:span text:style-name="T45">VelocitatMax</text:span> ha d'ésser <text:span text:style-name="T47">positiva</text:span>.</text:p>
        </text:list-item>
        <text:list-item>
          <text:p text:style-name="P21"><text:span text:style-name="T49">(0.5 punts). </text:span>Reescriu el mètode <text:span text:style-name="T9">setMatricula</text:span> d’<text:span text:style-name="T48">utilitari</text:span> per validar que la <text:span text:style-name="T46">matrícula</text:span> <text:span text:style-name="T46">comenci per una lletra</text:span>, i que en imprimir un <text:span text:style-name="T46">utilitari</text:span> apare<text:span text:style-name="T44">gu</text:span>i la nova propietat <text:span text:style-name="T41">(reescriu també <text:s/>el mètode </text:span><text:span text:style-name="T6">toString</text:span><text:span text:style-name="T41">)</text:span>.</text:p>
        </text:list-item>
        <text:list-item>
          <text:p text:style-name="P21"><text:span text:style-name="T49">(1 punt). </text:span>Codifica el mètode <text:span text:style-name="T19"><text:line-break/></text:span><text:span text:style-name="T10">int</text:span><text:span text:style-name="T6"> </text:span><text:span text:style-name="T11">MaximaAntiguitat</text:span><text:span text:style-name="T6">()</text:span><text:span text:style-name="T19"><text:line-break/></text:span>de la classe <text:span text:style-name="T46">utilitari</text:span> que ens digui quina és la <text:span text:style-name="T46">major antiguitat</text:span> de tots <text:span text:style-name="T46">els utilitaris </text:span>que s’hagin creat. <text:s/>A més del mètode, has hagut de crear alguna cosa mes?</text:p>
        </text:list-item>
        <text:list-item>
          <text:p text:style-name="P21"><text:span text:style-name="T49">(1.5 punts). </text:span>Codifica una tercera classe <text:span text:style-name="T46">Pilot</text:span> amb la propietat <text:span text:style-name="T46">nom</text:span> (tipus String) i els corresponents getters i setters. <text:s/>Un <text:span text:style-name="T46">utilitari</text:span> pot tenir (o no) <text:span text:style-name="T18">un</text:span> <text:span text:style-name="T46">Pilot</text:span> assignat, i un <text:span text:style-name="T46">Pilot</text:span> pot estar assignat (o no) a un <text:span text:style-name="T14">sol utilitari</text:span>. <text:s/>Afegeix <text:span text:style-name="T14">la/</text:span>les propietats a la classe <text:span text:style-name="T46">utilitari</text:span> que consideris oportunes per implementar això.</text:p>
        </text:list-item>
        <text:list-item>
          <text:p text:style-name="P21"><text:span text:style-name="T49">(1.5 punts). </text:span>Codifica <text:span text:style-name="T12">els mètodes següents on consideris mes adient:<text:line-break/></text:span><text:span text:style-name="T7">void assignar</text:span><text:span text:style-name="T8">Pilot</text:span><text:span text:style-name="T7">(</text:span><text:span text:style-name="T8">Pilot p</text:span><text:span text:style-name="T7">)</text:span><text:span text:style-name="T10"><text:line-break/>Pilot</text:span><text:span text:style-name="T7"> desassignar</text:span><text:span text:style-name="T8">Pilot</text:span><text:span text:style-name="T7">()</text:span><text:span text:style-name="T19"><text:line-break/>el primer assigna un pilot a un utilitari, i el segon li treu.</text:span></text:p>
        </text:list-item>
        <text:list-item>
          <text:p text:style-name="P20"><text:span text:style-name="T33">(</text:span><text:span text:style-name="T34">1</text:span><text:span text:style-name="T33"> punt). </text:span><text:span text:style-name="T27">Posa un </text:span><text:span text:style-name="T36">exemple explicatiu i comentat</text:span><text:span text:style-name="T27"> de polimorfisme </text:span><text:span text:style-name="T36">de subclasses</text:span><text:span text:style-name="T27"> aplicat a les classes desenvolupades (veure apartat 1). <text:s/>F</text:span><text:span text:style-name="T28">es </text:span><text:span text:style-name="T29">servir </text:span><text:span text:style-name="T32">per això </text:span><text:span text:style-name="T29">els mètodes toString().<text:line-break/></text:span><text:span text:style-name="T33">(</text:span><text:span text:style-name="T34">1</text:span><text:span text:style-name="T33"> punt). </text:span><text:span text:style-name="T29">A</text:span><text:span text:style-name="T31">ddicionalment, a</text:span><text:span text:style-name="T29">fegeix algun comentari a les classes allà on apareguin els següents </text:span><text:span text:style-name="T30">conceptes: encapsulació, sobrecàrrega, ocultació i herència (es demana un sol comentari a mode d’exemple per cada concepte, no cal posar-ho a tots els llocs).<text:line-break/></text:span><text:span text:style-name="T35">Nota: Per aquest dos darrers subapartats, c</text:span><text:span text:style-name="T34">al explicar-hi breument en què consisteix </text:span><text:span text:style-name="T35">cadascun dels</text:span><text:span text:style-name="T34"> concepte</text:span><text:span text:style-name="T35">s </text:span><text:span text:style-name="T37">aplicats al teu codi amb un comentari </text:span><text:span text:style-name="T35">allà on apareguin</text:span><text:span text:style-name="T34">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0d2b2b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0d2b2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"><draw:image xlink:href="Pictures/1000000000000800000008002A3DBE1FADF0AD9C.jpg" xlink:type="simple" xlink:show="embed" xlink:actuate="onLoad" loext:mime-type="image/jpeg"/></draw:frame>Programació.</text:p>
              <text:p text:style-name="MP2"><text:span text:style-name="MT1">Programació orientada objectes. Fonaments</text:span> - UF<text:span text:style-name="MT1">4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2</text:page-number></text:span><text:span text:style-name="MT3"><text:s/>de </text:span><text:span text:style-name="MT3"><text:page-count style:num-format="1">2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1</dc:title>
    <meta:initial-creator>Josep Vilardell</meta:initial-creator>
    <meta:creation-date>2011-09-13T17:29:00</meta:creation-date>
    <dc:date>2020-09-14T17:51:54.259762146</dc:date>
    <meta:print-date>2016-05-17T16:17:40.163750823</meta:print-date>
    <dc:language>ca-ES</dc:language>
    <meta:editing-cycles>145</meta:editing-cycles>
    <meta:editing-duration>PT22H43M52S</meta:editing-duration>
    <meta:printed-by>Ignacio Torres</meta:printed-by>
    <meta:document-statistic meta:table-count="2" meta:image-count="1" meta:object-count="0" meta:page-count="2" meta:paragraph-count="31" meta:word-count="559" meta:character-count="3472" meta:non-whitespace-character-count="2920"/>
    <meta:user-defined meta:name="Info 1"/>
    <meta:user-defined meta:name="Info 2"/>
    <meta:user-defined meta:name="Info 3"/>
    <meta:user-defined meta:name="Info 4"/>
  </office:meta>
</office:document-meta>
</file>